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Message.StringMessage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Message.toSAX( ContentHandler content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Message.equals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